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8eb0c" officeooo:paragraph-rsid="0018eb0c"/>
    </style:style>
    <style:style style:name="P2" style:family="paragraph" style:parent-style-name="Heading_20_1">
      <style:text-properties fo:font-size="12pt" style:font-size-asian="12pt" style:font-size-complex="12pt"/>
    </style:style>
    <style:style style:name="P3" style:family="paragraph" style:parent-style-name="Heading_20_1">
      <style:text-properties style:font-name="Times New Roman" fo:font-weight="normal" officeooo:rsid="0018eb0c" officeooo:paragraph-rsid="0018eb0c" style:font-weight-asian="normal" style:font-weight-complex="normal"/>
    </style:style>
    <style:style style:name="P4" style:family="paragraph" style:parent-style-name="Heading">
      <style:text-properties fo:color="#0000ff" fo:font-size="16pt" fo:font-weight="bold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fo:language="fr" fo:country="FR" officeooo:rsid="00254cb2" officeooo:paragraph-rsid="00254cb2"/>
    </style:style>
    <style:style style:name="P6" style:family="paragraph" style:parent-style-name="Preformatted_20_Text">
      <style:text-properties officeooo:paragraph-rsid="00254cb2"/>
    </style:style>
    <style:style style:name="P7" style:family="paragraph" style:parent-style-name="Preformatted_20_Text">
      <style:text-properties officeooo:paragraph-rsid="002736aa"/>
    </style:style>
    <style:style style:name="P8" style:family="paragraph" style:parent-style-name="Heading_20_1">
      <style:text-properties fo:font-size="12pt" style:font-size-asian="12pt" style:font-size-complex="12pt"/>
    </style:style>
    <style:style style:name="P9" style:family="paragraph" style:parent-style-name="Standard_20__28_user_29_" style:master-page-name="Standard">
      <style:paragraph-properties style:page-number="auto"/>
    </style:style>
    <style:style style:name="P10" style:family="paragraph" style:parent-style-name="Standard_20__28_user_29_">
      <style:text-properties officeooo:rsid="00223fde" officeooo:paragraph-rsid="00223fde"/>
    </style:style>
    <style:style style:name="P11" style:family="paragraph" style:parent-style-name="Standard_20__28_user_29_">
      <style:text-properties officeooo:rsid="00223fde" officeooo:paragraph-rsid="00226487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a9e4d" style:font-size-asian="12pt" style:font-size-complex="12pt"/>
    </style:style>
    <style:style style:name="T3" style:family="text">
      <style:text-properties officeooo:rsid="001d7bfe"/>
    </style:style>
    <style:style style:name="T4" style:family="text">
      <style:text-properties officeooo:rsid="001f513f"/>
    </style:style>
    <style:style style:name="T5" style:family="text">
      <style:text-properties officeooo:rsid="00218560"/>
    </style:style>
    <style:style style:name="T6" style:family="text">
      <style:text-properties officeooo:rsid="00223fde"/>
    </style:style>
    <style:style style:name="T7" style:family="text">
      <style:text-properties officeooo:rsid="00226487"/>
    </style:style>
    <style:style style:name="T8" style:family="text">
      <style:text-properties fo:color="#ffc66d" style:font-name="DejaVu Sans Mono"/>
    </style:style>
    <style:style style:name="T9" style:family="text">
      <style:text-properties fo:color="#ffc66d" style:font-name="DejaVu Sans Mono" fo:language="fr" fo:country="FR"/>
    </style:style>
    <style:style style:name="T10" style:family="text">
      <style:text-properties fo:color="#ffc66d" style:font-name="DejaVu Sans Mono" fo:language="fr" fo:country="FR" officeooo:rsid="00254cb2"/>
    </style:style>
    <style:style style:name="T11" style:family="text">
      <style:text-properties fo:color="#ffc66d" style:font-name="DejaVu Sans Mono" fo:language="fr" fo:country="FR" officeooo:rsid="002736aa"/>
    </style:style>
    <style:style style:name="T12" style:family="text">
      <style:text-properties fo:color="#ffc66d" style:font-name="DejaVu Sans Mono" fo:language="fr" fo:country="FR" officeooo:rsid="002a5f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oBack"/>Auteur : <text:span text:style-name="T5">Imbert Victor</text:span> </text:p>
      <text:p text:style-name="Standard_20__28_user_29_">Date : <text:span text:style-name="T5">19/01/2020</text:span></text:p>
      <text:p text:style-name="P4">Compte-rendu du TP A : Authentification de courriels</text:p>
      <text:h text:style-name="P2" text:outline-level="1">Auto-évaluation</text:h>
      <text:p text:style-name="P1">Je pense avoir réussi les exercices avec un degré de <text:span text:style-name="T6">9</text:span>/10 car l<text:span text:style-name="T6">es</text:span> fonction<text:span text:style-name="T6">s</text:span> <text:span text:style-name="T6">sont moyennement</text:span> volumineuse. <text:span text:style-name="T4">Une classe « Utils » propose des utilitaires permettant la conversion String ↔ byte[], l’opération XOR, et générateur de ipad et opad.</text:span></text:p>
      <text:p text:style-name="P1">Les algorithmes utilisés pour parcourir le mail ne sont pas gourmands.</text:p>
      <text:h text:style-name="P2" text:outline-level="1">Pédagogie</text:h>
      <text:h text:style-name="P3" text:outline-level="1"><text:span text:style-name="T1">L’intérêt de cet exercice repose dans la lecture correcte d’un fichier et de sa réécriture avec tous les éléments (y compris caractères invisibles tel le retour chariot) et l’utilisation </text:span><text:span text:style-name="T2">de buffer pour utiliser une fonction de hachage au lieu d’une longue chaîne de byte. Il y a également la possibilité d’utiliser MD5 d’une façon à rendre une attaque plus difficile (respect d’une RFC).</text:span></text:h>
      <text:h text:style-name="P2" text:outline-level="1">Test</text:h>
      <text:p text:style-name="Standard_20__28_user_29_"><text:span text:style-name="T3">La valeur du HMAC pour « email1.txt »</text:span> : f59a29d4e91b06ca297c93f4784c7313</text:p>
      <text:h text:style-name="P2" text:outline-level="1">Codage (modularité)</text:h>
      <text:p text:style-name="P5"><text:span text:style-name="T8">Tout est détaillé dans les commentaires « JavaDoc » des fonctions.</text:span></text:p>
      <text:p text:style-name="P6"><text:span text:style-name="T10">Nous avons la fonction </text:span><text:span text:style-name="T8">generateRFC2104Email</text:span><text:span text:style-name="T10"> qui s’occuppe d’appeler les fonctions « insertAppendice » et « calculateAppendice » qui respectivement insère un appendice dans un mail et le calcule. La fonction « checkEmailAuthencity » vérifie l’authenticité du mail en se servant du secret et de l’appendice qu’il récupère dans le champs X-AUTH du mail qu’il vérifie, </text:span><text:span text:style-name="T12">il affiche dans la console en fin d’éxécution si le mail est authentique ou non.</text:span></text:p>
      <text:p text:style-name="P6"><text:span text:style-name="T10"/></text:p>
      <text:p text:style-name="P7"><text:span text:style-name="T10">L</text:span><text:span text:style-name="T11">a classe « Utils » possède une fonction « </text:span><text:span text:style-name="T9">XORTwoByteArrays </text:span><text:span text:style-name="T11">» qui fait l’opération XOR de 2 tableaux de byte.</text:span></text:p>
      <text:p text:style-name="P7"><text:span text:style-name="T11"/></text:p>
      <text:h text:style-name="P2" text:outline-level="1">Compilation et exécution</text:h>
      <text:p text:style-name="P10">Il suffit de faire « make » pour compiler tous les programmes (Resume.java et Check.java)</text:p>
      <text:p text:style-name="P10">On peut ensuite taper la commande pour générer un mail avec son appendice :</text:p>
      <text:p text:style-name="P11"><text:tab/>java Resume &lt;<text:span text:style-name="T7">nom Fichier mail&gt; &lt;nom Fichier mail produit&gt;</text:span></text:p>
      <text:p text:style-name="P10"/>
      <text:p text:style-name="P10">Ainsi que la commande pour vérifier l’authenticité d’un mail :</text:p>
      <text:p text:style-name="P11"><text:tab/>java <text:span text:style-name="T7">Check &lt;nom Fichier mail à vérifier&gt;</text:span></text:p>
      <text:p text:style-name="P10"/>
      <text:p text:style-name="P10">Commande pour tester avec l’exemple :</text:p>
      <text:p text:style-name="P10"><text:tab/>java Resume email1.txt emailOutput.txt</text:p>
      <text:p text:style-name="P10"><text:tab/>java Check emailOutput.txt</text:p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auto" style:writing-mode="lr-tb"/>
      <style:text-properties fo:language="en" fo:country="US" style:letter-kerning="false" style:language-asian="en" style:country-asian="US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mi MORIN</meta:initial-creator>
    <meta:editing-cycles>23</meta:editing-cycles>
    <meta:print-date>2020-01-13T05:38:00</meta:print-date>
    <meta:creation-date>2017-01-12T08:31:00</meta:creation-date>
    <dc:date>2020-01-19T20:36:53.787021991</dc:date>
    <meta:editing-duration>PT1H48M35S</meta:editing-duration>
    <meta:generator>LibreOffice/6.0.7.3$Linux_X86_64 LibreOffice_project/00m0$Build-3</meta:generator>
    <meta:document-statistic meta:table-count="0" meta:image-count="0" meta:object-count="0" meta:page-count="1" meta:paragraph-count="23" meta:word-count="315" meta:character-count="1980" meta:non-whitespace-character-count="16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